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J" style:family="table-column">
      <style:table-column-properties style:column-width="1.7cm" style:rel-column-width="655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2c9b" officeooo:paragraph-rsid="00012c9b"/>
    </style:style>
    <style:style style:name="P2" style:family="paragraph" style:parent-style-name="Table_20_Contents">
      <style:text-properties officeooo:rsid="0002c055" officeooo:paragraph-rsid="0002c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9"/>
        <table:table-column table:style-name="Tabla1.J"/>
        <table:table-row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2">2</text:p>
          </table:table-cell>
          <table:table-cell table:style-name="Tabla1.J1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J2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A2" office:value-type="string">
            <text:p text:style-name="P2">2</text:p>
          </table:table-cell>
          <table:table-cell table:style-name="Tabla1.J2" office:value-type="string">
            <text:p text:style-name="P2">2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J2" office:value-type="string">
            <text:p text:style-name="P2">4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2">4</text:p>
          </table:table-cell>
          <table:table-cell table:style-name="Tabla1.J2" office:value-type="string">
            <text:p text:style-name="P2">4</text:p>
          </table:table-cell>
        </table:table-row>
        <table:table-row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A2" office:value-type="string">
            <text:p text:style-name="P2">3</text:p>
          </table:table-cell>
          <table:table-cell table:style-name="Tabla1.J2" office:value-type="string">
            <text:p text:style-name="P2">3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/>
          </table:table-cell>
          <table:table-cell table:style-name="Tabla1.J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J2" office:value-type="string">
            <text:p text:style-name="P2">6</text:p>
          </table:table-cell>
        </table:table-row>
        <table:table-row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5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A2" office:value-type="string">
            <text:p text:style-name="P2">6</text:p>
          </table:table-cell>
          <table:table-cell table:style-name="Tabla1.J2" office:value-type="string">
            <text:p text:style-name="P2">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24:25.974918203</meta:creation-date>
    <dc:date>2019-06-13T21:01:18.221880824</dc:date>
    <meta:editing-duration>PT21M4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80" meta:word-count="80" meta:character-count="80" meta:non-whitespace-character-count="80"/>
  </office:meta>
</office:document-meta>
</file>